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2.572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2.179cm"/>
    </style:style>
    <style:style style:name="pr5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Combining precise GPS sensors with geophysical and geochemical sensors in a volcanic contex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 text:style-name="P2">I- PhD Context</text:p>
            <text:p text:style-name="P2">II- Scientific objectives</text:p>
            <text:p text:style-name="P2">II- Technological Objectives</text:p>
            <text:p text:style-name="P2">III- Starting point</text:p>
            <text:p text:style-name="P2">IV- PhD work</text:p>
            <text:p text:style-name="P2">V- Planning for the next two years</text:p>
            <text:p text:style-name="P2">VI- What I am waiting from Geocube@Etna2016</text:p>
            <text:p text:style-name="P2"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PhD Contex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tarting on Junuary the 17<text:span text:style-name="T1">th</text:span> (~6months)</text:p>
              </text:list-item>
              <text:list-item>
                <text:p>Private public partnership between KYLIA-IGN-ENS.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3" draw:layer="layout" svg:width="25.199cm" svg:height="3.506cm" svg:x="1.4cm" svg:y="0.837cm" presentation:class="title">
          <draw:text-box>
            <text:p>Scientific objectiv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tudy the contribution of the fusion of th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4:57:47.077488830</meta:creation-date>
    <dc:date>2016-06-30T15:27:05.708303141</dc:date>
    <meta:editing-duration>PT8M18S</meta:editing-duration>
    <meta:editing-cycles>2</meta:editing-cycles>
    <meta:generator>LibreOffice/5.1.4.2$Linux_X86_64 LibreOffice_project/10m0$Build-2</meta:generator>
    <meta:document-statistic meta:object-count="36"/>
  </office:meta>
</office:document-meta>
</file>